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3.519cm"/>
        </style:tab-stops>
      </style:paragraph-properties>
      <style:text-properties fo:font-size="24pt" fo:language="en" fo:country="GB" fo:font-style="italic" style:text-underline-style="solid" style:text-underline-width="auto" style:text-underline-color="font-color" fo:font-weight="bold" officeooo:rsid="00092fca" officeooo:paragraph-rsid="00092fca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3.519cm"/>
        </style:tab-stops>
      </style:paragraph-properties>
      <style:text-properties fo:font-size="24pt" fo:language="en" fo:country="GB" officeooo:rsid="00092fca" officeooo:paragraph-rsid="001e86d1" style:font-size-asian="24pt" style:font-size-complex="2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bcf8f" officeooo:paragraph-rsid="000bcf8f" style:font-size-asian="18pt" style:font-size-complex="18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92fca" officeooo:paragraph-rsid="00092fca" style:font-size-asian="18pt" style:font-size-complex="18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bcf8f" officeooo:paragraph-rsid="000bcf8f" style:font-size-asian="18pt" style:font-size-complex="18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bcf8f" officeooo:paragraph-rsid="001d612d" style:font-size-asian="18pt" style:font-size-complex="18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bcf8f" officeooo:paragraph-rsid="001e86d1" style:font-size-asian="18pt" style:font-size-complex="18p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d9d68" officeooo:paragraph-rsid="000d9d68" style:font-size-asian="18pt" style:font-size-complex="18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e980e" officeooo:paragraph-rsid="000e980e" style:font-size-asian="18pt" style:font-size-complex="18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1332d7" officeooo:paragraph-rsid="001332d7" style:font-size-asian="18pt" style:font-size-complex="18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145db3" officeooo:paragraph-rsid="00145db3" style:font-size-asian="18pt" style:font-size-complex="18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style="normal" fo:font-weight="normal" officeooo:rsid="00092fca" officeooo:paragraph-rsid="00092fca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bold" officeooo:rsid="000e980e" officeooo:paragraph-rsid="000e980e" style:font-size-asian="18pt" style:font-weight-asian="bold" style:font-size-complex="18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bold" officeooo:rsid="001332d7" officeooo:paragraph-rsid="001332d7" style:font-size-asian="18pt" style:font-weight-asian="bold" style:font-size-complex="18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332d7" officeooo:paragraph-rsid="001332d7" style:font-size-asian="18pt" style:font-weight-asian="normal" style:font-size-complex="18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45db3" officeooo:paragraph-rsid="00145db3" style:font-size-asian="18pt" style:font-weight-asian="normal" style:font-size-complex="18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bfe08" officeooo:paragraph-rsid="001bfe08" style:font-size-asian="18pt" style:font-weight-asian="normal" style:font-size-complex="18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d612d" officeooo:paragraph-rsid="001d612d" style:font-size-asian="18pt" style:font-weight-asian="normal" style:font-size-complex="18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0bcf8f" officeooo:paragraph-rsid="001d612d" style:font-size-asian="18pt" style:font-weight-asian="normal" style:font-size-complex="1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0bcf8f" officeooo:paragraph-rsid="001e86d1" style:font-size-asian="18pt" style:font-weight-asian="normal" style:font-size-complex="18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db204" officeooo:paragraph-rsid="001db204" style:font-size-asian="18pt" style:font-weight-asian="normal" style:font-size-complex="1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db204" officeooo:paragraph-rsid="001e1462" style:font-size-asian="18pt" style:font-weight-asian="normal" style:font-size-complex="18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e1462" officeooo:paragraph-rsid="001e1462" style:font-size-asian="18pt" style:font-weight-asian="normal" style:font-size-complex="18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f6539" officeooo:paragraph-rsid="001f6539" style:font-size-asian="18pt" style:font-weight-asian="normal" style:font-size-complex="18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213478" officeooo:paragraph-rsid="00213478" style:font-size-asian="18pt" style:font-weight-asian="normal" style:font-size-complex="18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220a0c" officeooo:paragraph-rsid="00220a0c" style:font-size-asian="18pt" style:font-weight-asian="normal" style:font-size-complex="18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22fc4a" officeooo:paragraph-rsid="0022fc4a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980e" style:font-weight-asian="bold" style:font-weight-complex="bold"/>
    </style:style>
    <style:style style:name="T3" style:family="text">
      <style:text-properties fo:font-weight="bold" officeooo:rsid="000d9d68" style:font-weight-asian="bold" style:font-weight-complex="bold"/>
    </style:style>
    <style:style style:name="T4" style:family="text">
      <style:text-properties fo:font-weight="bold" officeooo:rsid="001332d7" style:font-weight-asian="bold" style:font-weight-complex="bold"/>
    </style:style>
    <style:style style:name="T5" style:family="text">
      <style:text-properties fo:font-weight="bold" officeooo:rsid="00145db3" style:font-weight-asian="bold" style:font-weight-complex="bold"/>
    </style:style>
    <style:style style:name="T6" style:family="text">
      <style:text-properties fo:font-weight="bold" officeooo:rsid="001d612d" style:font-weight-asian="bold" style:font-weight-complex="bold"/>
    </style:style>
    <style:style style:name="T7" style:family="text">
      <style:text-properties fo:font-weight="bold" officeooo:rsid="001db204" style:font-weight-asian="bold" style:font-weight-complex="bold"/>
    </style:style>
    <style:style style:name="T8" style:family="text">
      <style:text-properties fo:font-weight="bold" officeooo:rsid="001e146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612d" style:font-weight-asian="normal" style:font-weight-complex="normal"/>
    </style:style>
    <style:style style:name="T11" style:family="text">
      <style:text-properties officeooo:rsid="001bfe08"/>
    </style:style>
    <style:style style:name="T12" style:family="text">
      <style:text-properties officeooo:rsid="00145db3"/>
    </style:style>
    <style:style style:name="T13" style:family="text">
      <style:text-properties officeooo:rsid="001d612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1e86d1" style:font-style-asian="italic" style:font-weight-asian="bold" style:font-style-complex="italic" style:font-weight-complex="bold"/>
    </style:style>
    <style:style style:name="T17" style:family="text">
      <style:text-properties officeooo:rsid="001e14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1:</text:p>
      <text:p text:style-name="P4"/>
      <text:p text:style-name="P4"><text:span text:style-name="T1">UNIX</text:span> <text:span text:style-name="T1">File</text:span>\and <text:span text:style-name="T1">Directory</text:span> <text:span text:style-name="T1">Structure</text:span> </text:p>
      <text:p text:style-name="P4"/>
      <text:p text:style-name="P12">&lt;&gt;</text:p>
      <text:p text:style-name="P12"/>
      <text:p text:style-name="P4">Files and Directories are arranged in a hierarchical fashion.</text:p>
      <text:p text:style-name="P4"/>
      <text:p text:style-name="P4">A <text:span text:style-name="T1">Tree Structure</text:span>, the top of which is referred to as the r<text:span text:style-name="T1">oot</text:span>.</text:p>
      <text:p text:style-name="P4"/>
      <text:p text:style-name="P4">&lt;&gt;</text:p>
      <text:p text:style-name="P4"/>
      <text:p text:style-name="P4">A <text:span text:style-name="T1">Forward Slash</text:span> “<text:span text:style-name="T1">/</text:span>” is used to represent the root directory.</text:p>
      <text:p text:style-name="P4"/>
      <text:p text:style-name="P4">&lt;&gt;</text:p>
      <text:p text:style-name="P4"/>
      <text:p text:style-name="P5">Under the root directory are a number of directories, most dedicated to system files that need not concern us here.</text:p>
      <text:p text:style-name="P5"/>
      <text:p text:style-name="P5">&lt;&gt;</text:p>
      <text:p text:style-name="P5"/>
      <text:p text:style-name="P3">Here we will discuss just the <text:span text:style-name="T1">User Directories </text:span>and <text:span text:style-name="T1">Files</text:span> which are, conventionally, stored in the <text:span text:style-name="T1">Directory /home</text:span>.</text:p>
      <text:p text:style-name="P5"/>
      <text:p text:style-name="P5">&lt;&gt;</text:p>
      <text:p text:style-name="P5"/>
      <text:p text:style-name="P5">Imagine a system with just three users, <text:span text:style-name="T1">tom</text:span>, <text:span text:style-name="T1">dick</text:span> and <text:span text:style-name="T1">fred</text:span>.</text:p>
      <text:p text:style-name="P5"/>
      <text:p text:style-name="P5">Each user is assigned a suitable named directory under <text:span text:style-name="T1">/home</text:span>.</text:p>
      <text:p text:style-name="P5"/>
      <text:p text:style-name="P5">&lt;&gt;</text:p>
      <text:p text:style-name="P5"/>
      <text:p text:style-name="P5">The shorthand for user home directories is a <text:span text:style-name="T1">tilde</text:span> “<text:span text:style-name="T1">~</text:span>” prefixed to the user name.</text:p>
      <text:p text:style-name="P5"/>
      <text:p text:style-name="P5">In this case, <text:span text:style-name="T1">~tom</text:span>, <text:span text:style-name="T1">~dick</text:span> and <text:span text:style-name="T1">~fred</text:span>.</text:p>
      <text:p text:style-name="P5"/>
      <text:p text:style-name="P5">&lt;&gt;</text:p>
      <text:p text:style-name="P5"/>
      <text:p text:style-name="P5">The directories and files within each user home directory are entirely the responsibility of the corresponding user.</text:p>
      <text:p text:style-name="P5"/>
      <text:p text:style-name="P5">&lt;&gt;</text:p>
      <text:p text:style-name="P5"/>
      <text:p text:style-name="P5">&lt;&gt;</text:p>
      <text:p text:style-name="P5"/>
      <text:p text:style-name="P2"><text:span text:style-name="T15">Slide </text:span><text:span text:style-name="T16">2</text:span><text:span text:style-name="T15">:</text:span></text:p>
      <text:p text:style-name="P7"/>
      <text:p text:style-name="P5">Consider now <text:span text:style-name="T1">Absolute File References</text:span>.</text:p>
      <text:p text:style-name="P5"/>
      <text:p text:style-name="P5">In this context, I mean any way to refer uniquely to a particular file or directory that is independent of <text:span text:style-name="T13">the</text:span> <text:span text:style-name="T3">U</text:span><text:span text:style-name="T1">ser</text:span> or <text:span text:style-name="T13">his</text:span> <text:span text:style-name="T1">Current Working Directory</text:span>.</text:p>
      <text:p text:style-name="P5"/>
      <text:p text:style-name="P8">A <text:span text:style-name="T1">User</text:span>’s <text:span text:style-name="T1">Current </text:span><text:span text:style-name="T2">Working </text:span><text:span text:style-name="T1">Directory</text:span> being the <text:span text:style-name="T1">Directory</text:span> in which <text:s/>that <text:span text:style-name="T1">User</text:span> is <text:span text:style-name="T1">Currently</text:span> <text:span text:style-name="T1">Working</text:span>.</text:p>
      <text:p text:style-name="P8"/>
      <text:p text:style-name="P8">&lt;&gt;</text:p>
      <text:p text:style-name="P8"/>
      <text:p text:style-name="P9">Consider the file called <text:span text:style-name="T1">e</text:span> in the directory <text:span text:style-name="T1">d1</text:span> of the user <text:span text:style-name="T1">dick</text:span>.</text:p>
      <text:p text:style-name="P9"/>
      <text:p text:style-name="P9">&lt;&gt;</text:p>
      <text:p text:style-name="P9"/>
      <text:p text:style-name="P9">The address of this file starting at the fixed point <text:span text:style-name="T1">root</text:span> would be <text:span text:style-name="T6">Forward Slash</text:span><text:span text:style-name="T13"> “</text:span><text:span text:style-name="T6">/</text:span><text:span text:style-name="T13">”</text:span>:</text:p>
      <text:p text:style-name="P9"/>
      <text:p text:style-name="P9"><text:s text:c="9"/><text:span text:style-name="T1"><text:s/>/</text:span></text:p>
      <text:p text:style-name="P9"><text:span text:style-name="T1"/></text:p>
      <text:p text:style-name="P9">&lt;&gt;</text:p>
      <text:p text:style-name="P9"/>
      <text:p text:style-name="P9"><text:span text:style-name="T13">T</text:span>hen on to the <text:span text:style-name="T1">User</text:span> master directory <text:span text:style-name="T6">home</text:span><text:span text:style-name="T13">.</text:span></text:p>
      <text:p text:style-name="P9"/>
      <text:p text:style-name="P13"><text:tab/>/home</text:p>
      <text:p text:style-name="P13"/>
      <text:p text:style-name="P9">&lt;&gt;</text:p>
      <text:p text:style-name="P9"/>
      <text:p text:style-name="P9">Then on to the <text:span text:style-name="T1">home</text:span> directory specific to <text:span text:style-name="T1">dick</text:span><text:span text:style-name="T9">.</text:span></text:p>
      <text:p text:style-name="P9"><text:span text:style-name="T9"/></text:p>
      <text:p text:style-name="P13"><text:tab/>/home/dick</text:p>
      <text:p text:style-name="P13"/>
      <text:p text:style-name="P9">Note that <text:span text:style-name="T4">F</text:span><text:span text:style-name="T1">orward </text:span><text:span text:style-name="T4">S</text:span><text:span text:style-name="T1">lash</text:span> “<text:span text:style-name="T1">/</text:span>” is used to separate the sections of an address as well as referring to the <text:span text:style-name="T1">root</text:span> directory.</text:p>
      <text:p text:style-name="P9"/>
      <text:p text:style-name="P10">&lt;&gt;</text:p>
      <text:p text:style-name="P10"/>
      <text:p text:style-name="P10">Within <text:span text:style-name="T1">dick</text:span>’s home directory, head for <text:span text:style-name="T1">d1</text:span><text:span text:style-name="T9">.</text:span></text:p>
      <text:p text:style-name="P10"><text:span text:style-name="T9"/></text:p>
      <text:p text:style-name="P14"><text:tab/>/home/dick/d1</text:p>
      <text:p text:style-name="P14"/>
      <text:p text:style-name="P15">&lt;&gt;</text:p>
      <text:p text:style-name="P15"/>
      <text:p text:style-name="P10"><text:span text:style-name="T9">and finally indicate the target file </text:span><text:span text:style-name="T1">e</text:span><text:span text:style-name="T9">.</text:span></text:p>
      <text:p text:style-name="P10"><text:span text:style-name="T9"/></text:p>
      <text:p text:style-name="P14"><text:tab/>/home/dick/d1/e</text:p>
      <text:p text:style-name="P14"/>
      <text:p text:style-name="P16">&lt;&gt;</text:p>
      <text:p text:style-name="P16"/>
      <text:p text:style-name="P2"><text:span text:style-name="T15">Slide </text:span><text:span text:style-name="T16">3</text:span><text:span text:style-name="T15">:</text:span></text:p>
      <text:p text:style-name="P20"/>
      <text:p text:style-name="P11"><text:span text:style-name="T9">Alternatively, a </text:span><text:span text:style-name="T1">User Home Directory</text:span><text:span text:style-name="T9"> could be used as an </text:span><text:span text:style-name="T1">Absolute</text:span><text:span text:style-name="T9"> starting point for a file or directory address.</text:span></text:p>
      <text:p text:style-name="P11"><text:span text:style-name="T9"/></text:p>
      <text:p text:style-name="P11"><text:span text:style-name="T9">For example, </text:span><text:span text:style-name="T1">~dick</text:span><text:span text:style-name="T9"> has a constant interpretation for all users at all times as long as the user </text:span><text:span text:style-name="T1">dick</text:span><text:span text:style-name="T9"> exists.</text:span></text:p>
      <text:p text:style-name="P11"><text:span text:style-name="T9"/></text:p>
      <text:p text:style-name="P16">So starting from <text:span text:style-name="T1">~dick</text:span>.</text:p>
      <text:p text:style-name="P16"/>
      <text:p text:style-name="P11"><text:span text:style-name="T9"><text:tab/></text:span><text:span text:style-name="T1">~dick</text:span></text:p>
      <text:p text:style-name="P11"><text:span text:style-name="T1"/></text:p>
      <text:p text:style-name="P16">&lt;&gt;</text:p>
      <text:p text:style-name="P16"/>
      <text:p text:style-name="P11"><text:span text:style-name="T9">travel down into </text:span><text:span text:style-name="T1">d1</text:span><text:span text:style-name="T9">.</text:span></text:p>
      <text:p text:style-name="P11"><text:span text:style-name="T9"/></text:p>
      <text:p text:style-name="P11"><text:span text:style-name="T9"><text:tab/></text:span><text:span text:style-name="T1">~dick/d1</text:span></text:p>
      <text:p text:style-name="P11"><text:span text:style-name="T1"/></text:p>
      <text:p text:style-name="P16">&lt;&gt;</text:p>
      <text:p text:style-name="P16">and again on to the target file <text:span text:style-name="T1">e</text:span>.</text:p>
      <text:p text:style-name="P16"/>
      <text:p text:style-name="P11"><text:span text:style-name="T9"><text:tab/></text:span><text:span text:style-name="T1">~dick/d1/e</text:span></text:p>
      <text:p text:style-name="P11"><text:span text:style-name="T1"/></text:p>
      <text:p text:style-name="P16">&lt;&gt;</text:p>
      <text:p text:style-name="P16"/>
      <text:p text:style-name="P2"><text:span text:style-name="T15">Slide </text:span><text:span text:style-name="T16">4</text:span><text:span text:style-name="T15">:</text:span></text:p>
      <text:p text:style-name="P20"/>
      <text:p text:style-name="P16">Any <text:span text:style-name="T1">User Home Directory</text:span> could be used.</text:p>
      <text:p text:style-name="P16"/>
      <text:p text:style-name="P16">For example, <text:span text:style-name="T1">~fred</text:span>.</text:p>
      <text:p text:style-name="P16"/>
      <text:p text:style-name="P16"><text:tab/><text:span text:style-name="T1">~fred</text:span></text:p>
      <text:p text:style-name="P16"><text:span text:style-name="T1"/></text:p>
      <text:p text:style-name="P16"><text:span text:style-name="T11">&lt;</text:span>&gt;</text:p>
      <text:p text:style-name="P16"/>
      <text:p text:style-name="P17">In order to get to anything in the home directory of <text:span text:style-name="T1">dick</text:span>, starting from the home directory of <text:span text:style-name="T1">fred</text:span>, it is necessary to go <text:span text:style-name="T1">UP</text:span> a directory (to the directory <text:span text:style-name="T1">/home</text:span>).</text:p>
      <text:p text:style-name="P17"/>
      <text:p text:style-name="P17">To do this, use the convention that <text:span text:style-name="T1">Double Dot</text:span> “<text:span text:style-name="T1">..</text:span>” stands for “<text:span text:style-name="T14">the directory above the current directory</text:span>” (in this case <text:span text:style-name="T1">/home</text:span>).</text:p>
      <text:p text:style-name="P17"/>
      <text:p text:style-name="P17"><text:tab/><text:span text:style-name="T5">~fred/..</text:span></text:p>
      <text:p text:style-name="P17"><text:span text:style-name="T5"/></text:p>
      <text:p text:style-name="P17">&lt;&gt;</text:p>
      <text:p text:style-name="P17"/>
      <text:p text:style-name="P17">Now simply down into the home of <text:span text:style-name="T1">dick</text:span>.</text:p>
      <text:p text:style-name="P17"/>
      <text:p text:style-name="P17"><text:tab/><text:span text:style-name="T5">~fred/../</text:span><text:span text:style-name="T1">dick</text:span></text:p>
      <text:p text:style-name="P17"><text:span text:style-name="T9"/></text:p>
      <text:p text:style-name="P17">&lt;&gt;</text:p>
      <text:p text:style-name="P17"/>
      <text:p text:style-name="P17">and on into <text:span text:style-name="T1">d1</text:span>.</text:p>
      <text:p text:style-name="P17"/>
      <text:p text:style-name="P17"><text:tab/><text:span text:style-name="T5">~fred/../</text:span><text:span text:style-name="T1">dick/d1</text:span></text:p>
      <text:p text:style-name="P17"><text:span text:style-name="T9"/></text:p>
      <text:p text:style-name="P17">&lt;&gt;</text:p>
      <text:p text:style-name="P17"/>
      <text:p text:style-name="P17">and <text:span text:style-name="T12">again on to the target file </text:span><text:span text:style-name="T5">e</text:span><text:span text:style-name="T12">.</text:span></text:p>
      <text:p text:style-name="P17"/>
      <text:p text:style-name="P17"><text:tab/><text:span text:style-name="T5">~fred/../</text:span><text:span text:style-name="T1">dick/d1/</text:span><text:span text:style-name="T6">e</text:span></text:p>
      <text:p text:style-name="P17"><text:span text:style-name="T10"/></text:p>
      <text:p text:style-name="P18">&lt;&gt;</text:p>
      <text:p text:style-name="P18"/>
      <text:p text:style-name="P2"><text:span text:style-name="T15">Slide </text:span><text:span text:style-name="T16">5</text:span><text:span text:style-name="T15">:</text:span></text:p>
      <text:p text:style-name="P20"/>
      <text:p text:style-name="P6">Consider n<text:span text:style-name="T13">ext</text:span> <text:span text:style-name="T6">Relative</text:span><text:span text:style-name="T1"> File References</text:span>.</text:p>
      <text:p text:style-name="P19"/>
      <text:p text:style-name="P18">That is, file addresses that are dependant upon the <text:span text:style-name="T7">U</text:span><text:span text:style-name="T1">ser</text:span> referencing the file or directory and/or the <text:span text:style-name="T1">Current Working Directory</text:span> of that <text:span text:style-name="T7">U</text:span><text:span text:style-name="T1">ser</text:span>.</text:p>
      <text:p text:style-name="P18"/>
      <text:p text:style-name="P18">&lt;&gt;</text:p>
      <text:p text:style-name="P17"/>
      <text:p text:style-name="P21">Consider the user <text:span text:style-name="T1">dick</text:span>, who has just logged in and so has his <text:span text:style-name="T1">Home Directory </text:span>(<text:span text:style-name="T1">~dick</text:span>) as his <text:span text:style-name="T1">Current Working Directory</text:span>.</text:p>
      <text:p text:style-name="P21"/>
      <text:p text:style-name="P21">&lt;&gt;</text:p>
      <text:p text:style-name="P21"/>
      <text:p text:style-name="P21">Any user may refer to his own <text:span text:style-name="T1">Home Directory</text:span> just as “<text:span text:style-name="T1">~</text:span>”, the <text:span text:style-name="T1">User Name</text:span> being implied.</text:p>
      <text:p text:style-name="P21"/>
      <text:p text:style-name="P21"><text:tab/><text:span text:style-name="T1">~</text:span></text:p>
      <text:p text:style-name="P21"/>
      <text:p text:style-name="P23">As the <text:span text:style-name="T1">User Name</text:span> is implied, the address is now <text:span text:style-name="T1">Relative</text:span> to the user.</text:p>
      <text:p text:style-name="P23"/>
      <text:p text:style-name="P23">The directory referred to by just <text:span text:style-name="T1">~</text:span> will depend whether the <text:span text:style-name="T1">User</text:span> is <text:span text:style-name="T1">tom</text:span>, <text:span text:style-name="T1">dick</text:span> or <text:span text:style-name="T1">fred</text:span>.</text:p>
      <text:p text:style-name="P21"/>
      <text:p text:style-name="P21">&lt;&gt;</text:p>
      <text:p text:style-name="P21"/>
      <text:p text:style-name="P23">To get to <text:span text:style-name="T1">e</text:span>, the tricks are much as before.</text:p>
      <text:p text:style-name="P23"/>
      <text:p text:style-name="P23">First slide down to <text:span text:style-name="T1">d1</text:span>.</text:p>
      <text:p text:style-name="P17"/>
      <text:p text:style-name="P22"><text:tab/><text:span text:style-name="T1">~/</text:span><text:span text:style-name="T8">d1</text:span></text:p>
      <text:p text:style-name="P22"/>
      <text:p text:style-name="P23">&lt;&gt;</text:p>
      <text:p text:style-name="P23"/>
      <text:p text:style-name="P23">and then shimmy on to <text:span text:style-name="T1">e</text:span> itself.</text:p>
      <text:p text:style-name="P23"/>
      <text:p text:style-name="P22"><text:tab/><text:span text:style-name="T1">~/</text:span><text:span text:style-name="T8">d1/e</text:span></text:p>
      <text:p text:style-name="P22"/>
      <text:p text:style-name="P23">&lt;&gt;</text:p>
      <text:p text:style-name="P23"/>
      <text:p text:style-name="P23">Was <text:span text:style-name="T1">tom</text:span> to log on, for him, <text:span text:style-name="T1">~</text:span> would refer to <text:span text:style-name="T1">~tom</text:span> and not <text:span text:style-name="T1">~dick</text:span>.</text:p>
      <text:p text:style-name="P23"/>
      <text:p text:style-name="P23">If <text:span text:style-name="T1">tom</text:span> sneakily renamed his files so there was a file called <text:span text:style-name="T1">e</text:span> in a directory called <text:span text:style-name="T1">d1</text:span>, <text:span text:style-name="T1">~/d1/e</text:span> would not refer to the same file for <text:span text:style-name="T1">tom</text:span> as it would for <text:span text:style-name="T1">dick</text:span>!</text:p>
      <text:p text:style-name="P23"/>
      <text:p text:style-name="P24">Had tom neglected to copy the file naming strategies of dick, <text:span text:style-name="T8">~/d1/e</text:span><text:span text:style-name="T17"> </text:span>would be meaningless <text:span text:style-name="T1">Relative</text:span> to <text:span text:style-name="T1">tom</text:span> but still useful <text:span text:style-name="T1">Relative</text:span> to <text:span text:style-name="T1">dick</text:span>.</text:p>
      <text:p text:style-name="P24"/>
      <text:p text:style-name="P24">&lt;&gt;</text:p>
      <text:p text:style-name="P24"/>
      <text:p text:style-name="P24">&lt;&gt;</text:p>
      <text:p text:style-name="P24"/>
      <text:p text:style-name="P24">Consider dick logging in once more, and then making his Current Working Directory d1.</text:p>
      <text:p text:style-name="P24"/>
      <text:p text:style-name="P24">The shorthand for the C<text:span text:style-name="T1">urrent Working Directory</text:span>, is a <text:span text:style-name="T1">Single Dot</text:span> “<text:span text:style-name="T1">.</text:span>”.</text:p>
      <text:p text:style-name="P24"/>
      <text:p text:style-name="P24">&lt;&gt;</text:p>
      <text:p text:style-name="P24"/>
      <text:p text:style-name="P24">So the address of <text:span text:style-name="T1">e</text:span>, <text:span text:style-name="T1">Relative</text:span> to the <text:span text:style-name="T1">Current Working Directory</text:span> becomes <text:span text:style-name="T1">./e</text:span>.</text:p>
      <text:p text:style-name="P24"/>
      <text:p text:style-name="P24"><text:tab/><text:span text:style-name="T1">./e</text:span></text:p>
      <text:p text:style-name="P24"/>
      <text:p text:style-name="P25">&lt;&gt;</text:p>
      <text:p text:style-name="P25"/>
      <text:p text:style-name="P26">For any address that does not explicitly begin with a <text:span text:style-name="T1">Forward Slash</text:span> “<text:span text:style-name="T1">/</text:span>”, <text:span text:style-name="T1">tilde</text:span> “<text:span text:style-name="T1">~</text:span>” or <text:span text:style-name="T1">Single Dot</text:span> “<text:span text:style-name="T1">.</text:span>”, a <text:span text:style-name="T1">Single Dot</text:span> “<text:span text:style-name="T1">.</text:span>” is assumed.</text:p>
      <text:p text:style-name="P26"/>
      <text:p text:style-name="P26">Thus the <text:span text:style-name="T1">Relative Address ./e</text:span> is exactly equivalent to just <text:span text:style-name="T1">e</text:span>.</text:p>
      <text:p text:style-name="P26"/>
      <text:p text:style-name="P26">&lt;&gt;</text:p>
      <text:p text:style-name="P26"/>
      <text:p text:style-name="P26">dick logs in once more.</text:p>
      <text:p text:style-name="P26"/>
      <text:p text:style-name="P26">&lt;&gt;</text:p>
      <text:p text:style-name="P26"/>
      <text:p text:style-name="P26">This time he makes his Working Directory d2.</text:p>
      <text:p text:style-name="P26"/>
      <text:p text:style-name="P26">As before, to reference e Relative to the Current working Directory, the Address begins with a Single Dot “.”.</text:p>
      <text:p text:style-name="P26"/>
      <text:p text:style-name="P26"><text:tab/>.</text:p>
      <text:p text:style-name="P26"/>
      <text:p text:style-name="P26">&lt;&gt;</text:p>
      <text:p text:style-name="P26"/>
      <text:p text:style-name="P26">Followed by a Double Dot to get back to dick’s Home Directory.</text:p>
      <text:p text:style-name="P26"/>
      <text:p text:style-name="P26"><text:tab/>./..</text:p>
      <text:p text:style-name="P26"/>
      <text:p text:style-name="P26">And then the well worn path d1/e to get to the target file.</text:p>
      <text:p text:style-name="P26"><text:s/></text:p>
      <text:p text:style-name="P26"><text:tab/>./../d1/e</text:p>
      <text:p text:style-name="P26"/>
      <text:p text:style-name="P26">&lt;&gt;</text:p>
      <text:p text:style-name="P26"/>
      <text:p text:style-name="P26">As before, the leading Single Dot can be disgarded as it will be assumed as the default start to any Address.</text:p>
      <text:p text:style-name="P26"/>
      <text:p text:style-name="P27">&lt;&gt;</text:p>
      <text:p text:style-name="P27"/>
      <text:p text:style-name="P27">And so to my acknowledgements to the many sources of support and inspiration leant heavily upon during the construction of this body of profound instruction.</text:p>
      <text:p text:style-name="P27"/>
      <text:p text:style-name="P27">&l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2.011cm" fo:margin-right="0.6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4:07:48.291276992</meta:creation-date>
    <meta:generator>LibreOffice/5.1.6.2$Linux_X86_64 LibreOffice_project/10m0$Build-2</meta:generator>
    <dc:date>2018-06-25T01:15:23.151637365</dc:date>
    <meta:editing-duration>PT3H7M22S</meta:editing-duration>
    <meta:editing-cycles>9</meta:editing-cycles>
    <meta:document-statistic meta:table-count="0" meta:image-count="0" meta:object-count="0" meta:page-count="1" meta:paragraph-count="122" meta:word-count="840" meta:character-count="4538" meta:non-whitespace-character-count="3787"/>
  </office:meta>
</office:document-meta>
</file>